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06FE76A2AABECF5D.jpg" manifest:media-type="image/jpeg"/>
  <manifest:file-entry manifest:full-path="Pictures/10000201000000FB0000009302F23364BD2027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06FE76A2AABECF5D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Maria zalft Jezus</text:span></text:p>
            <text:p text:style-name="P3"><text:span text:style-name="T2">(Johannes 12:1-11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1T07:47:52.544000000</dc:date>
    <meta:editing-duration>PT2H30M48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